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f84a" officeooo:paragraph-rsid="0012f84a"/>
    </style:style>
    <style:style style:name="P2" style:family="paragraph" style:parent-style-name="Standard">
      <style:text-properties officeooo:rsid="0014ef90" officeooo:paragraph-rsid="0014ef90"/>
    </style:style>
    <style:style style:name="T1" style:family="text">
      <style:text-properties officeooo:rsid="0014ef90"/>
    </style:style>
    <style:style style:name="T2" style:family="text">
      <style:text-properties officeooo:rsid="0015d890"/>
    </style:style>
    <style:style style:name="T3" style:family="text">
      <style:text-properties officeooo:rsid="00178d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Styles, do they affect how we learn? I believe they do to a point. Some of us have preferred ways to learn. Some enjoy watching a video. Others prefer to read a manual. Sometimes those manuals work better if they have diagrams. Other people like to learn hands on and with others being interactive. I think the key to the styles of learning is what make a person comfortable or happy. It may not necessarily be the learning style it’s self.</text:p>
      <text:p text:style-name="P1"/>
      <text:p text:style-name="P1">For an example, if I am uncomfortable around other people especially strangers or people I don’t know well, I may say I like watching a video or reading. My style preference didn’t have anything to do with learning but my comfort regarding the situation. If I’m an outgoing individual I may say I am an interactive learner because I enjoy being with other people and making a connection. </text:p>
      <text:p text:style-name="P1"/>
      <text:p text:style-name="P1">When growing up, my father could not read. He was not taught how to rea<text:span text:style-name="T1">d</text:span>. He was told from a young age that he just didn’t have what it took to learn. He was raised in the 50s and 60s and his teachers only gave him the option of sitting in a seat and looking at the book or the board. This did not work for him. <text:s/>Eventual he taught himself to read using the newspaper. He always had the ability to learn he just needed to find motivation <text:span text:style-name="T1">and tools that worked for him. </text:span></text:p>
      <text:p text:style-name="P2"/>
      <text:p text:style-name="P2"><text:span text:style-name="T2">I think it is important to remember people see things in different ways. </text:span>When I read I see everything in motion and color, as if I am watching a movie. My husband on the other hand does not see anything like that. I believe this contributes to how people learn. Knowing th<text:span text:style-name="T2">e</text:span>s<text:span text:style-name="T2">e</text:span> difference<text:span text:style-name="T2">s</text:span> between us has opened my eyes to <text:span text:style-name="T2">being more </text:span>understanding <text:span text:style-name="T2">and</text:span> open minded. The differences do not make one of us better than the other but <text:span text:style-name="T2">gives us an opportunity to adapt to one another. This is also helpful when working with children knowing that each child could be seeing or experiencing the information in different forms. </text:span><text:span text:style-name="T3">Educators can be more willing to adapt learning lessons to fit a wider range of learning.</text:span></text:p>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5T13:41:01.356000000</meta:creation-date>
    <meta:generator>LibreOffice/7.0.6.2$Windows_X86_64 LibreOffice_project/144abb84a525d8e30c9dbbefa69cbbf2d8d4ae3b</meta:generator>
    <dc:date>2025-09-05T14:15:47.745000000</dc:date>
    <meta:editing-duration>PT1M18S</meta:editing-duration>
    <meta:editing-cycles>1</meta:editing-cycles>
    <meta:document-statistic meta:table-count="0" meta:image-count="0" meta:object-count="0" meta:page-count="1" meta:paragraph-count="4" meta:word-count="371" meta:character-count="2011" meta:non-whitespace-character-count="1641"/>
  </office:meta>
</office:document-meta>
</file>